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3c841" officeooo:paragraph-rsid="0003c841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03c841" officeooo:paragraph-rsid="0003c841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059469" officeooo:paragraph-rsid="00059469" style:font-size-asian="12pt" style:font-size-complex="12pt"/>
    </style:style>
    <style:style style:name="P4" style:family="paragraph" style:parent-style-name="Standard">
      <style:text-properties fo:font-size="12pt" officeooo:rsid="0006bbe5" officeooo:paragraph-rsid="0006bbe5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06bbe5" officeooo:paragraph-rsid="0006bbe5" style:font-size-asian="12pt" style:font-size-complex="12pt"/>
    </style:style>
    <style:style style:name="P6" style:family="paragraph" style:parent-style-name="Standard">
      <style:text-properties fo:font-size="12pt" officeooo:rsid="0008a3c5" officeooo:paragraph-rsid="0008a3c5" style:font-size-asian="12pt" style:font-size-complex="12pt"/>
    </style:style>
    <style:style style:name="P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08a3c5" officeooo:paragraph-rsid="0008a3c5" style:font-size-asian="12pt" style:font-size-complex="12pt"/>
    </style:style>
    <style:style style:name="P8" style:family="paragraph" style:parent-style-name="Standard">
      <style:text-properties fo:font-size="12pt" officeooo:rsid="000af044" officeooo:paragraph-rsid="000af044" style:font-size-asian="12pt" style:font-size-complex="12pt"/>
    </style:style>
    <style:style style:name="T1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2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3" style:family="text">
      <style:text-properties fo:color="#080808" loext:opacity="100%" style:font-name="JetBrains Mono" fo:font-style="normal" fo:font-weight="normal" officeooo:rsid="0006232b" style:font-style-asian="normal" style:font-weight-asian="normal"/>
    </style:style>
    <style:style style:name="T4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805900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36666b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708c00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067d17" loext:opacity="100%" style:font-name="JetBrains Mono" fo:font-style="normal" fo:font-weight="normal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for loop just printing the numbers form 1 to 10:</text:p>
      <text:p text:style-name="P2"><text:span text:style-name="T1">i </text:span><text:span text:style-name="T2">:= </text:span><text:span text:style-name="T4">1</text:span><text:line-break/><text:span text:style-name="T5">for </text:span><text:span text:style-name="T1">i </text:span><text:span text:style-name="T2">&lt;= </text:span><text:span text:style-name="T4">10 </text:span><text:span text:style-name="T2">{</text:span><text:line-break/><text:span text:style-name="T2"><text:tab/></text:span><text:span text:style-name="T6">fmt</text:span><text:span text:style-name="T2">.</text:span><text:span text:style-name="T7">Println</text:span><text:span text:style-name="T2">(</text:span><text:span text:style-name="T1">i</text:span><text:span text:style-name="T2">)</text:span><text:line-break/><text:span text:style-name="T2"><text:tab/></text:span><text:span text:style-name="T1">i</text:span><text:span text:style-name="T2">++</text:span><text:line-break/><text:span text:style-name="T2">}</text:span></text:p>
      <text:p text:style-name="P3"><text:span text:style-name="T3">Below this</text:span><text:span text:style-name="T2"> is also same,</text:span></text:p>
      <text:p text:style-name="P2"><text:span text:style-name="T5">for </text:span><text:span text:style-name="T8">i </text:span><text:span text:style-name="T2">:= </text:span><text:span text:style-name="T4">1</text:span><text:span text:style-name="T2">; </text:span><text:span text:style-name="T8">i </text:span><text:span text:style-name="T2">&lt;= </text:span><text:span text:style-name="T4">10</text:span><text:span text:style-name="T2">; </text:span><text:span text:style-name="T8">i</text:span><text:span text:style-name="T2">++ {</text:span><text:line-break/><text:span text:style-name="T2"><text:tab/></text:span><text:span text:style-name="T6">fmt</text:span><text:span text:style-name="T2">.</text:span><text:span text:style-name="T7">Println</text:span><text:span text:style-name="T2">(</text:span><text:span text:style-name="T8">i</text:span><text:span text:style-name="T2">)</text:span><text:line-break/><text:span text:style-name="T2">}</text:span></text:p>
      <text:p text:style-name="P4">Another example with if else:</text:p>
      <text:p text:style-name="P5"><text:span text:style-name="T5">for </text:span><text:span text:style-name="T8">i </text:span><text:span text:style-name="T2">:= </text:span><text:span text:style-name="T4">1</text:span><text:span text:style-name="T2">; </text:span><text:span text:style-name="T8">i </text:span><text:span text:style-name="T2">&lt;= </text:span><text:span text:style-name="T4">10</text:span><text:span text:style-name="T2">; </text:span><text:span text:style-name="T8">i</text:span><text:span text:style-name="T2">++ {</text:span><text:line-break/><text:span text:style-name="T2"><text:tab/></text:span><text:span text:style-name="T5">if </text:span><text:span text:style-name="T8">i</text:span><text:span text:style-name="T2">%</text:span><text:span text:style-name="T4">2 </text:span><text:span text:style-name="T2">== </text:span><text:span text:style-name="T4">0 </text:span><text:span text:style-name="T2">{</text:span><text:line-break/><text:span text:style-name="T2"><text:tab/><text:tab/></text:span><text:span text:style-name="T6">fmt</text:span><text:span text:style-name="T2">.</text:span><text:span text:style-name="T7">Println</text:span><text:span text:style-name="T2">(</text:span><text:span text:style-name="T9">"Even"</text:span><text:span text:style-name="T2">)</text:span><text:line-break/><text:span text:style-name="T2"><text:tab/>} </text:span><text:span text:style-name="T5">else </text:span><text:span text:style-name="T2">{</text:span><text:line-break/><text:span text:style-name="T2"><text:tab/><text:tab/></text:span><text:span text:style-name="T6">fmt</text:span><text:span text:style-name="T2">.</text:span><text:span text:style-name="T7">Println</text:span><text:span text:style-name="T2">(</text:span><text:span text:style-name="T9">"Odd"</text:span><text:span text:style-name="T2">)</text:span><text:line-break/><text:span text:style-name="T2"><text:tab/>}</text:span><text:line-break/><text:span text:style-name="T2">}</text:span></text:p>
      <text:p text:style-name="P6">Simple switch case:</text:p>
      <text:p text:style-name="P7"><text:span text:style-name="T1">inp </text:span><text:span text:style-name="T2">:= </text:span><text:span text:style-name="T4">10</text:span><text:line-break/><text:span text:style-name="T5">switch </text:span><text:span text:style-name="T1">inp </text:span><text:span text:style-name="T2">{</text:span><text:line-break/><text:span text:style-name="T5">case </text:span><text:span text:style-name="T4">0</text:span><text:span text:style-name="T2">:</text:span><text:line-break/><text:span text:style-name="T2"><text:tab/></text:span><text:span text:style-name="T6">fmt</text:span><text:span text:style-name="T2">.</text:span><text:span text:style-name="T7">Println</text:span><text:span text:style-name="T2">(</text:span><text:span text:style-name="T4">0</text:span><text:span text:style-name="T2">)</text:span><text:line-break/><text:span text:style-name="T5">case </text:span><text:span text:style-name="T4">1</text:span><text:span text:style-name="T2">:</text:span><text:line-break/><text:span text:style-name="T2"><text:tab/></text:span><text:span text:style-name="T6">fmt</text:span><text:span text:style-name="T2">.</text:span><text:span text:style-name="T7">Println</text:span><text:span text:style-name="T2">(</text:span><text:span text:style-name="T9">"1"</text:span><text:span text:style-name="T2">)</text:span><text:line-break/><text:span text:style-name="T5">default</text:span><text:span text:style-name="T2">:</text:span><text:line-break/><text:span text:style-name="T2"><text:tab/></text:span><text:span text:style-name="T6">fmt</text:span><text:span text:style-name="T2">.</text:span><text:span text:style-name="T7">Println</text:span><text:span text:style-name="T2">(</text:span><text:span text:style-name="T9">"Unknown number"</text:span><text:span text:style-name="T2">)</text:span><text:line-break/><text:span text:style-name="T2">}</text:span></text:p>
      <text:p text:style-name="P6"/>
      <text:p text:style-name="P8">printing array with for loop:<text:line-break/><text:span text:style-name="T5">for </text:span><text:span text:style-name="T1">index</text:span><text:span text:style-name="T2">, </text:span><text:span text:style-name="T8">i </text:span><text:span text:style-name="T2">:= </text:span><text:span text:style-name="T5">range </text:span><text:span text:style-name="T1">arr </text:span><text:span text:style-name="T2">{</text:span><text:line-break/><text:span text:style-name="T2"><text:tab/></text:span><text:span text:style-name="T6">fmt</text:span><text:span text:style-name="T2">.</text:span><text:span text:style-name="T7">Println</text:span><text:span text:style-name="T2">(</text:span><text:span text:style-name="T1">index</text:span><text:span text:style-name="T2">, </text:span><text:span text:style-name="T9">"="</text:span><text:span text:style-name="T2">, </text:span><text:span text:style-name="T8">i</text:span><text:span text:style-name="T2">)</text:span><text:line-break/><text:span text:style-name="T2">}</text:span><text:line-break/><text:span text:style-name="T5">for </text:span><text:span text:style-name="T1">_</text:span><text:span text:style-name="T2">, </text:span><text:span text:style-name="T8">i </text:span><text:span text:style-name="T2">:= </text:span><text:span text:style-name="T5">range </text:span><text:span text:style-name="T1">arr </text:span><text:span text:style-name="T2">{</text:span><text:line-break/><text:span text:style-name="T2"><text:tab/></text:span><text:span text:style-name="T6">fmt</text:span><text:span text:style-name="T2">.</text:span><text:span text:style-name="T7">Println</text:span><text:span text:style-name="T2">(</text:span><text:span text:style-name="T8">i</text:span><text:span text:style-name="T2">)</text:span><text:line-break/><text:span text:style-name="T2">}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5:58:40.714044280</meta:creation-date>
    <meta:generator>LibreOffice/7.3.7.2$Linux_X86_64 LibreOffice_project/30$Build-2</meta:generator>
    <dc:date>2023-07-06T17:01:42.021310190</dc:date>
    <meta:editing-duration>PT59M54S</meta:editing-duration>
    <meta:editing-cycles>6</meta:editing-cycles>
    <meta:document-statistic meta:table-count="0" meta:image-count="0" meta:object-count="0" meta:page-count="1" meta:paragraph-count="9" meta:word-count="108" meta:character-count="556" meta:non-whitespace-character-count="442"/>
  </office:meta>
</office:document-meta>
</file>